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3.25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5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67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5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7" table:default-cell-style-name="ce19"/>
        <table:table-column table:style-name="co10" table:default-cell-style-name="ce19"/>
        <table:table-column table:style-name="co14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8" table:default-cell-style-name="ce19"/>
        <table:table-column table:style-name="co16" table:default-cell-style-name="ce19"/>
        <table:table-column table:style-name="co6" table:default-cell-style-name="ce19"/>
        <table:table-column table:style-name="co17" table:default-cell-style-name="ce19"/>
        <table:table-column table:style-name="co9" table:default-cell-style-name="ce19"/>
        <table:table-column table:style-name="co18" table:default-cell-style-name="ce19"/>
        <table:table-column table:style-name="co9" table:default-cell-style-name="ce19"/>
        <table:table-column table:style-name="co17" table:default-cell-style-name="ce19"/>
        <table:table-column table:style-name="co11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number-columns-repeated="226" table:default-cell-style-name="ce19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0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1"/>
            <table:table-cell table:style-name="ce31" table:number-columns-repeated="9"/>
            <table:table-cell table:style-name="ce47" office:value-type="string" calcext:value-type="string" table:number-columns-spanned="9" table:number-rows-spanned="1">
              <text:p>中 華 民 國 102 年 2 月 份</text:p>
            </table:table-cell>
            <table:covered-table-cell table:number-columns-repeated="8" table:style-name="ce47"/>
            <table:table-cell table:style-name="ce50" table:number-columns-repeated="2"/>
            <table:table-cell table:style-name="ce31" table:number-columns-repeated="8"/>
            <table:table-cell table:style-name="ce53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2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2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4"/>
            <table:table-cell table:style-name="ce49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4"/>
            <table:covered-table-cell table:style-name="ce52"/>
            <table:table-cell table:style-name="ce54" office:value-type="string" calcext:value-type="string" table:number-columns-spanned="1" table:number-rows-spanned="3">
              <text:p>淨<text:span text:style-name="T3"> </text:span></text:p>
              <text:p><text:span text:style-name="T1">遷</text:span></text:p>
              <text:p><text:span text:style-name="T1">徙</text:span><text:span text:style-name="T4"> </text:span></text:p>
              <text:p><text:span text:style-name="T1">人</text:span><text:span text:style-name="T4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3"/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5"/>
            <table:table-cell table:number-columns-repeated="993"/>
          </table:table-row>
          <table:table-row table:style-name="ro3">
            <table:covered-table-cell table:style-name="ce4"/>
            <table:covered-table-cell table:style-name="ce23"/>
            <table:covered-table-cell table:number-columns-repeated="2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4"/>
            <table:covered-table-cell table:style-name="ce55"/>
            <table:table-cell table:number-columns-repeated="993"/>
          </table:table-row>
          <table:table-row table:style-name="ro4">
            <table:covered-table-cell table:style-name="ce5"/>
            <table:covered-table-cell table:style-name="ce24"/>
            <table:covered-table-cell table:number-columns-repeated="28" table:style-name="ce35"/>
            <table:table-cell table:style-name="ce56" office:value-type="string" calcext:value-type="string">
              <text:p>(<text:span text:style-name="T5">遷入</text:span><text:span text:style-name="T4">-</text:span><text:span text:style-name="T6">遷出</text:span><text:span text:style-name="T4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66522" calcext:value-type="float">
            <text:p><text:s text:c="3"/>66,522</text:p>
          </table:table-cell>
          <table:table-cell table:style-name="ce36" office:value-type="float" office:value="2785" calcext:value-type="float">
            <text:p><text:s text:c="3"/>2,785</text:p>
          </table:table-cell>
          <table:table-cell table:style-name="ce36" office:value-type="float" office:value="6148" calcext:value-type="float">
            <text:p><text:s text:c="3"/>6,148</text:p>
          </table:table-cell>
          <table:table-cell table:style-name="ce36" office:value-type="float" office:value="4206" calcext:value-type="float">
            <text:p><text:s text:c="3"/>4,206</text:p>
          </table:table-cell>
          <table:table-cell table:style-name="ce36" office:value-type="float" office:value="2486" calcext:value-type="float">
            <text:p><text:s text:c="3"/>2,486</text:p>
          </table:table-cell>
          <table:table-cell table:style-name="ce36" office:value-type="float" office:value="1544" calcext:value-type="float">
            <text:p><text:s text:c="3"/>1,544</text:p>
          </table:table-cell>
          <table:table-cell table:style-name="ce36" office:value-type="float" office:value="2347" calcext:value-type="float">
            <text:p><text:s text:c="3"/>2,347</text:p>
          </table:table-cell>
          <table:table-cell table:style-name="ce36" office:value-type="float" office:value="7747" calcext:value-type="float">
            <text:p><text:s text:c="3"/>7,747</text:p>
          </table:table-cell>
          <table:table-cell table:style-name="ce36" office:value-type="float" office:value="258" calcext:value-type="float">
            <text:p><text:s text:c="3"/>258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5429" calcext:value-type="float">
            <text:p><text:s text:c="3"/>5,429</text:p>
          </table:table-cell>
          <table:table-cell table:style-name="ce36" office:value-type="float" office:value="32093" calcext:value-type="float">
            <text:p><text:s text:c="3"/>32,093</text:p>
          </table:table-cell>
          <table:table-cell table:style-name="ce36" office:value-type="float" office:value="1469" calcext:value-type="float">
            <text:p><text:s text:c="3"/>1,469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65840" calcext:value-type="float">
            <text:p><text:s text:c="3"/>65,840</text:p>
          </table:table-cell>
          <table:table-cell table:style-name="ce36" office:value-type="float" office:value="3543" calcext:value-type="float">
            <text:p><text:s text:c="3"/>3,543</text:p>
          </table:table-cell>
          <table:table-cell table:style-name="ce36" office:value-type="float" office:value="5576" calcext:value-type="float">
            <text:p><text:s text:c="3"/>5,576</text:p>
          </table:table-cell>
          <table:table-cell table:style-name="ce36" office:value-type="float" office:value="4655" calcext:value-type="float">
            <text:p><text:s text:c="3"/>4,655</text:p>
          </table:table-cell>
          <table:table-cell table:style-name="ce36" office:value-type="float" office:value="2797" calcext:value-type="float">
            <text:p><text:s text:c="3"/>2,797</text:p>
          </table:table-cell>
          <table:table-cell table:style-name="ce36" office:value-type="float" office:value="1611" calcext:value-type="float">
            <text:p><text:s text:c="3"/>1,611</text:p>
          </table:table-cell>
          <table:table-cell table:style-name="ce36" office:value-type="float" office:value="2358" calcext:value-type="float">
            <text:p><text:s text:c="3"/>2,358</text:p>
          </table:table-cell>
          <table:table-cell table:style-name="ce36" office:value-type="float" office:value="7040" calcext:value-type="float">
            <text:p><text:s text:c="3"/>7,040</text:p>
          </table:table-cell>
          <table:table-cell table:style-name="ce36" office:value-type="float" office:value="698" calcext:value-type="float">
            <text:p><text:s text:c="3"/>698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5429" calcext:value-type="float">
            <text:p><text:s text:c="3"/>5,429</text:p>
          </table:table-cell>
          <table:table-cell table:style-name="ce36" office:value-type="float" office:value="32091" calcext:value-type="float">
            <text:p><text:s text:c="3"/>32,091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57" office:value-type="float" office:value="682" calcext:value-type="float">
            <text:p>682</text:p>
          </table:table-cell>
          <table:table-cell table:style-name="ce69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30406" calcext:value-type="float">
            <text:p><text:s text:c="3"/>30,406</text:p>
          </table:table-cell>
          <table:table-cell table:style-name="ce36" office:value-type="float" office:value="1337" calcext:value-type="float">
            <text:p><text:s text:c="3"/>1,337</text:p>
          </table:table-cell>
          <table:table-cell table:style-name="ce36" office:value-type="float" office:value="2968" calcext:value-type="float">
            <text:p><text:s text:c="3"/>2,968</text:p>
          </table:table-cell>
          <table:table-cell table:style-name="ce36" office:value-type="float" office:value="1988" calcext:value-type="float">
            <text:p><text:s text:c="3"/>1,988</text:p>
          </table:table-cell>
          <table:table-cell table:style-name="ce36" office:value-type="float" office:value="1125" calcext:value-type="float">
            <text:p><text:s text:c="3"/>1,125</text:p>
          </table:table-cell>
          <table:table-cell table:style-name="ce36" office:value-type="float" office:value="712" calcext:value-type="float">
            <text:p><text:s text:c="3"/>712</text:p>
          </table:table-cell>
          <table:table-cell table:style-name="ce36" office:value-type="float" office:value="1100" calcext:value-type="float">
            <text:p><text:s text:c="3"/>1,100</text:p>
          </table:table-cell>
          <table:table-cell table:style-name="ce36" office:value-type="float" office:value="3549" calcext:value-type="float">
            <text:p><text:s text:c="3"/>3,549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2456" calcext:value-type="float">
            <text:p><text:s text:c="3"/>2,456</text:p>
          </table:table-cell>
          <table:table-cell table:style-name="ce36" office:value-type="float" office:value="14646" calcext:value-type="float">
            <text:p><text:s text:c="3"/>14,646</text:p>
          </table:table-cell>
          <table:table-cell table:style-name="ce36" office:value-type="float" office:value="375" calcext:value-type="float">
            <text:p><text:s text:c="3"/>375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30253" calcext:value-type="float">
            <text:p><text:s text:c="3"/>30,253</text:p>
          </table:table-cell>
          <table:table-cell table:style-name="ce36" office:value-type="float" office:value="1549" calcext:value-type="float">
            <text:p><text:s text:c="3"/>1,549</text:p>
          </table:table-cell>
          <table:table-cell table:style-name="ce36" office:value-type="float" office:value="2527" calcext:value-type="float">
            <text:p><text:s text:c="3"/>2,527</text:p>
          </table:table-cell>
          <table:table-cell table:style-name="ce36" office:value-type="float" office:value="2209" calcext:value-type="float">
            <text:p><text:s text:c="3"/>2,209</text:p>
          </table:table-cell>
          <table:table-cell table:style-name="ce36" office:value-type="float" office:value="1270" calcext:value-type="float">
            <text:p><text:s text:c="3"/>1,270</text:p>
          </table:table-cell>
          <table:table-cell table:style-name="ce36" office:value-type="float" office:value="758" calcext:value-type="float">
            <text:p><text:s text:c="3"/>758</text:p>
          </table:table-cell>
          <table:table-cell table:style-name="ce36" office:value-type="float" office:value="1093" calcext:value-type="float">
            <text:p><text:s text:c="3"/>1,093</text:p>
          </table:table-cell>
          <table:table-cell table:style-name="ce36" office:value-type="float" office:value="3358" calcext:value-type="float">
            <text:p><text:s text:c="3"/>3,358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2456" calcext:value-type="float">
            <text:p><text:s text:c="3"/>2,456</text:p>
          </table:table-cell>
          <table:table-cell table:style-name="ce36" office:value-type="float" office:value="14646" calcext:value-type="float">
            <text:p><text:s text:c="3"/>14,646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58" office:value-type="float" office:value="153" calcext:value-type="float">
            <text:p>153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37" office:value-type="float" office:value="36116" calcext:value-type="float">
            <text:p><text:s text:c="3"/>36,116</text:p>
          </table:table-cell>
          <table:table-cell table:style-name="ce37" office:value-type="float" office:value="1448" calcext:value-type="float">
            <text:p><text:s text:c="3"/>1,448</text:p>
          </table:table-cell>
          <table:table-cell table:style-name="ce37" office:value-type="float" office:value="3180" calcext:value-type="float">
            <text:p><text:s text:c="3"/>3,180</text:p>
          </table:table-cell>
          <table:table-cell table:style-name="ce37" office:value-type="float" office:value="2218" calcext:value-type="float">
            <text:p><text:s text:c="3"/>2,218</text:p>
          </table:table-cell>
          <table:table-cell table:style-name="ce37" office:value-type="float" office:value="1361" calcext:value-type="float">
            <text:p><text:s text:c="3"/>1,361</text:p>
          </table:table-cell>
          <table:table-cell table:style-name="ce37" office:value-type="float" office:value="832" calcext:value-type="float">
            <text:p><text:s text:c="3"/>832</text:p>
          </table:table-cell>
          <table:table-cell table:style-name="ce37" office:value-type="float" office:value="1247" calcext:value-type="float">
            <text:p><text:s text:c="3"/>1,247</text:p>
          </table:table-cell>
          <table:table-cell table:style-name="ce37" office:value-type="float" office:value="4198" calcext:value-type="float">
            <text:p><text:s text:c="3"/>4,198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2973" calcext:value-type="float">
            <text:p><text:s text:c="3"/>2,973</text:p>
          </table:table-cell>
          <table:table-cell table:style-name="ce37" office:value-type="float" office:value="17447" calcext:value-type="float">
            <text:p><text:s text:c="3"/>17,447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5587" calcext:value-type="float">
            <text:p><text:s text:c="3"/>35,587</text:p>
          </table:table-cell>
          <table:table-cell table:style-name="ce37" office:value-type="float" office:value="1994" calcext:value-type="float">
            <text:p><text:s text:c="3"/>1,994</text:p>
          </table:table-cell>
          <table:table-cell table:style-name="ce37" office:value-type="float" office:value="3049" calcext:value-type="float">
            <text:p><text:s text:c="3"/>3,049</text:p>
          </table:table-cell>
          <table:table-cell table:style-name="ce37" office:value-type="float" office:value="2446" calcext:value-type="float">
            <text:p><text:s text:c="3"/>2,446</text:p>
          </table:table-cell>
          <table:table-cell table:style-name="ce37" office:value-type="float" office:value="1527" calcext:value-type="float">
            <text:p><text:s text:c="3"/>1,527</text:p>
          </table:table-cell>
          <table:table-cell table:style-name="ce37" office:value-type="float" office:value="853" calcext:value-type="float">
            <text:p><text:s text:c="3"/>853</text:p>
          </table:table-cell>
          <table:table-cell table:style-name="ce37" office:value-type="float" office:value="1265" calcext:value-type="float">
            <text:p><text:s text:c="3"/>1,265</text:p>
          </table:table-cell>
          <table:table-cell table:style-name="ce37" office:value-type="float" office:value="3682" calcext:value-type="float">
            <text:p><text:s text:c="3"/>3,682</text:p>
          </table:table-cell>
          <table:table-cell table:style-name="ce37" office:value-type="float" office:value="327" calcext:value-type="float">
            <text:p><text:s text:c="3"/>327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2973" calcext:value-type="float">
            <text:p><text:s text:c="3"/>2,973</text:p>
          </table:table-cell>
          <table:table-cell table:style-name="ce37" office:value-type="float" office:value="17445" calcext:value-type="float">
            <text:p><text:s text:c="3"/>17,445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59" office:value-type="float" office:value="529" calcext:value-type="float">
            <text:p>529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0895" calcext:value-type="float">
            <text:p>10,895</text:p>
          </table:table-cell>
          <table:table-cell table:style-name="ce38" office:value-type="float" office:value="614" calcext:value-type="float">
            <text:p>61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481" calcext:value-type="float">
            <text:p>2,481</text:p>
          </table:table-cell>
          <table:table-cell table:style-name="ce38" office:value-type="float" office:value="314" calcext:value-type="float">
            <text:p>314</text:p>
          </table:table-cell>
          <table:table-cell table:style-name="ce38" office:value-type="float" office:value="152" calcext:value-type="float">
            <text:p>152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296" calcext:value-type="float">
            <text:p>2,296</text:p>
          </table:table-cell>
          <table:table-cell table:style-name="ce38" office:value-type="float" office:value="77" calcext:value-type="float">
            <text:p>7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387" calcext:value-type="float">
            <text:p>4,387</text:p>
          </table:table-cell>
          <table:table-cell table:style-name="ce38" office:value-type="float" office:value="318" calcext:value-type="float">
            <text:p>31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1172" calcext:value-type="float">
            <text:p>11,172</text:p>
          </table:table-cell>
          <table:table-cell table:style-name="ce38" office:value-type="float" office:value="631" calcext:value-type="float">
            <text:p>63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650" calcext:value-type="float">
            <text:p>2,650</text:p>
          </table:table-cell>
          <table:table-cell table:style-name="ce38" office:value-type="float" office:value="303" calcext:value-type="float">
            <text:p>303</text:p>
          </table:table-cell>
          <table:table-cell table:style-name="ce38" office:value-type="float" office:value="206" calcext:value-type="float">
            <text:p>206</text:p>
          </table:table-cell>
          <table:table-cell table:style-name="ce38" office:value-type="float" office:value="224" calcext:value-type="float">
            <text:p>224</text:p>
          </table:table-cell>
          <table:table-cell table:style-name="ce38" office:value-type="float" office:value="2566" calcext:value-type="float">
            <text:p>2,566</text:p>
          </table:table-cell>
          <table:table-cell table:style-name="ce38" office:value-type="float" office:value="199" calcext:value-type="float">
            <text:p>19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387" calcext:value-type="float">
            <text:p>4,38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60" office:value-type="float" office:value="-277" calcext:value-type="float">
            <text:p><text:s text:c="7"/>－277</text:p>
          </table:table-cell>
          <table:table-cell table:style-name="ce69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16" calcext:value-type="float">
            <text:p>4,916</text:p>
          </table:table-cell>
          <table:table-cell table:style-name="ce39" office:value-type="float" office:value="289" calcext:value-type="float">
            <text:p>28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45" calcext:value-type="float">
            <text:p>1,145</text:p>
          </table:table-cell>
          <table:table-cell table:style-name="ce39" office:value-type="float" office:value="131" calcext:value-type="float">
            <text:p>131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1021" calcext:value-type="float">
            <text:p>1,021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010" calcext:value-type="float">
            <text:p>2,01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273" calcext:value-type="float">
            <text:p>5,273</text:p>
          </table:table-cell>
          <table:table-cell table:style-name="ce39" office:value-type="float" office:value="293" calcext:value-type="float">
            <text:p>29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54" calcext:value-type="float">
            <text:p>1,254</text:p>
          </table:table-cell>
          <table:table-cell table:style-name="ce39" office:value-type="float" office:value="136" calcext:value-type="float">
            <text:p>136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1259" calcext:value-type="float">
            <text:p>1,259</text:p>
          </table:table-cell>
          <table:table-cell table:style-name="ce39" office:value-type="float" office:value="103" calcext:value-type="float">
            <text:p>10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010" calcext:value-type="float">
            <text:p>2,01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61" office:value-type="float" office:value="-357" calcext:value-type="float">
            <text:p><text:s text:c="7"/>－357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40" office:value-type="float" office:value="5979" calcext:value-type="float">
            <text:p>5,979</text:p>
          </table:table-cell>
          <table:table-cell table:style-name="ce40" office:value-type="float" office:value="325" calcext:value-type="float">
            <text:p>32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36" calcext:value-type="float">
            <text:p>1,336</text:p>
          </table:table-cell>
          <table:table-cell table:style-name="ce40" office:value-type="float" office:value="183" calcext:value-type="float">
            <text:p>183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142" calcext:value-type="float">
            <text:p>142</text:p>
          </table:table-cell>
          <table:table-cell table:style-name="ce40" office:value-type="float" office:value="1275" calcext:value-type="float">
            <text:p>1,275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377" calcext:value-type="float">
            <text:p>2,377</text:p>
          </table:table-cell>
          <table:table-cell table:style-name="ce40" office:value-type="float" office:value="228" calcext:value-type="float">
            <text:p>22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899" calcext:value-type="float">
            <text:p>5,899</text:p>
          </table:table-cell>
          <table:table-cell table:style-name="ce40" office:value-type="float" office:value="338" calcext:value-type="float">
            <text:p>33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96" calcext:value-type="float">
            <text:p>1,396</text:p>
          </table:table-cell>
          <table:table-cell table:style-name="ce40" office:value-type="float" office:value="167" calcext:value-type="float">
            <text:p>167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1307" calcext:value-type="float">
            <text:p>1,307</text:p>
          </table:table-cell>
          <table:table-cell table:style-name="ce40" office:value-type="float" office:value="96" calcext:value-type="float">
            <text:p>9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377" calcext:value-type="float">
            <text:p>2,377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80" calcext:value-type="float">
            <text:p>80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8764" calcext:value-type="float">
            <text:p>8,764</text:p>
          </table:table-cell>
          <table:table-cell table:style-name="ce38" office:value-type="float" office:value="765" calcext:value-type="float">
            <text:p>765</text:p>
          </table:table-cell>
          <table:table-cell table:style-name="ce38" office:value-type="float" office:value="2650" calcext:value-type="float">
            <text:p>2,65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59" calcext:value-type="float">
            <text:p>259</text:p>
          </table:table-cell>
          <table:table-cell table:style-name="ce38" office:value-type="float" office:value="132" calcext:value-type="float">
            <text:p>132</text:p>
          </table:table-cell>
          <table:table-cell table:style-name="ce38" office:value-type="float" office:value="191" calcext:value-type="float">
            <text:p>191</text:p>
          </table:table-cell>
          <table:table-cell table:style-name="ce38" office:value-type="float" office:value="1405" calcext:value-type="float">
            <text:p>1,405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088" calcext:value-type="float">
            <text:p>3,088</text:p>
          </table:table-cell>
          <table:table-cell table:style-name="ce38" office:value-type="float" office:value="251" calcext:value-type="float">
            <text:p>25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8577" calcext:value-type="float">
            <text:p>8,577</text:p>
          </table:table-cell>
          <table:table-cell table:style-name="ce38" office:value-type="float" office:value="1271" calcext:value-type="float">
            <text:p>1,271</text:p>
          </table:table-cell>
          <table:table-cell table:style-name="ce38" office:value-type="float" office:value="2481" calcext:value-type="float">
            <text:p>2,48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208" calcext:value-type="float">
            <text:p>208</text:p>
          </table:table-cell>
          <table:table-cell table:style-name="ce38" office:value-type="float" office:value="1146" calcext:value-type="float">
            <text:p>1,146</text:p>
          </table:table-cell>
          <table:table-cell table:style-name="ce38" office:value-type="float" office:value="79" calcext:value-type="float">
            <text:p>7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088" calcext:value-type="float">
            <text:p>3,08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3" calcext:value-type="float">
            <text:p>3</text:p>
          </table:table-cell>
          <table:table-cell table:style-name="ce60" office:value-type="float" office:value="187" calcext:value-type="float">
            <text:p>187</text:p>
          </table:table-cell>
          <table:table-cell table:style-name="ce69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095" calcext:value-type="float">
            <text:p>4,095</text:p>
          </table:table-cell>
          <table:table-cell table:style-name="ce39" office:value-type="float" office:value="330" calcext:value-type="float">
            <text:p>330</text:p>
          </table:table-cell>
          <table:table-cell table:style-name="ce39" office:value-type="float" office:value="1254" calcext:value-type="float">
            <text:p>1,25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1" calcext:value-type="float">
            <text:p>121</text:p>
          </table:table-cell>
          <table:table-cell table:style-name="ce39" office:value-type="float" office:value="62" calcext:value-type="float">
            <text:p>62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665" calcext:value-type="float">
            <text:p>665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445" calcext:value-type="float">
            <text:p>1,445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3985" calcext:value-type="float">
            <text:p>3,985</text:p>
          </table:table-cell>
          <table:table-cell table:style-name="ce39" office:value-type="float" office:value="546" calcext:value-type="float">
            <text:p>546</text:p>
          </table:table-cell>
          <table:table-cell table:style-name="ce39" office:value-type="float" office:value="1145" calcext:value-type="float">
            <text:p>1,14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59" calcext:value-type="float">
            <text:p>59</text:p>
          </table:table-cell>
          <table:table-cell table:style-name="ce39" office:value-type="float" office:value="101" calcext:value-type="float">
            <text:p>101</text:p>
          </table:table-cell>
          <table:table-cell table:style-name="ce39" office:value-type="float" office:value="565" calcext:value-type="float">
            <text:p>565</text:p>
          </table:table-cell>
          <table:table-cell table:style-name="ce39" office:value-type="float" office:value="33" calcext:value-type="float">
            <text:p>3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445" calcext:value-type="float">
            <text:p>1,44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float" office:value="110" calcext:value-type="float">
            <text:p>110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4669" calcext:value-type="float">
            <text:p>4,669</text:p>
          </table:table-cell>
          <table:table-cell table:style-name="ce40" office:value-type="float" office:value="435" calcext:value-type="float">
            <text:p>435</text:p>
          </table:table-cell>
          <table:table-cell table:style-name="ce40" office:value-type="float" office:value="1396" calcext:value-type="float">
            <text:p>1,39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8" calcext:value-type="float">
            <text:p>138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740" calcext:value-type="float">
            <text:p>740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643" calcext:value-type="float">
            <text:p>1,643</text:p>
          </table:table-cell>
          <table:table-cell table:style-name="ce40" office:value-type="float" office:value="143" calcext:value-type="float">
            <text:p>14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592" calcext:value-type="float">
            <text:p>4,592</text:p>
          </table:table-cell>
          <table:table-cell table:style-name="ce40" office:value-type="float" office:value="725" calcext:value-type="float">
            <text:p>725</text:p>
          </table:table-cell>
          <table:table-cell table:style-name="ce40" office:value-type="float" office:value="1336" calcext:value-type="float">
            <text:p>1,33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107" calcext:value-type="float">
            <text:p>107</text:p>
          </table:table-cell>
          <table:table-cell table:style-name="ce40" office:value-type="float" office:value="581" calcext:value-type="float">
            <text:p>581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643" calcext:value-type="float">
            <text:p>1,64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77" calcext:value-type="float">
            <text:p>77</text:p>
          </table:table-cell>
          <table:table-cell table:style-name="ce69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8499" calcext:value-type="float">
            <text:p>8,499</text:p>
          </table:table-cell>
          <table:table-cell table:style-name="ce38" office:value-type="float" office:value="262" calcext:value-type="float">
            <text:p>262</text:p>
          </table:table-cell>
          <table:table-cell table:style-name="ce38" office:value-type="float" office:value="303" calcext:value-type="float">
            <text:p>303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66" calcext:value-type="float">
            <text:p>166</text:p>
          </table:table-cell>
          <table:table-cell table:style-name="ce38" office:value-type="float" office:value="191" calcext:value-type="float">
            <text:p>191</text:p>
          </table:table-cell>
          <table:table-cell table:style-name="ce38" office:value-type="float" office:value="1929" calcext:value-type="float">
            <text:p>1,929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298" calcext:value-type="float">
            <text:p>5,298</text:p>
          </table:table-cell>
          <table:table-cell table:style-name="ce38" office:value-type="float" office:value="141" calcext:value-type="float">
            <text:p>14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106" calcext:value-type="float">
            <text:p>8,106</text:p>
          </table:table-cell>
          <table:table-cell table:style-name="ce38" office:value-type="float" office:value="317" calcext:value-type="float">
            <text:p>317</text:p>
          </table:table-cell>
          <table:table-cell table:style-name="ce38" office:value-type="float" office:value="314" calcext:value-type="float">
            <text:p>314</text:p>
          </table:table-cell>
          <table:table-cell table:style-name="ce38" office:value-type="float" office:value="259" calcext:value-type="float">
            <text:p>25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0" calcext:value-type="float">
            <text:p>150</text:p>
          </table:table-cell>
          <table:table-cell table:style-name="ce38" office:value-type="float" office:value="181" calcext:value-type="float">
            <text:p>181</text:p>
          </table:table-cell>
          <table:table-cell table:style-name="ce38" office:value-type="float" office:value="1511" calcext:value-type="float">
            <text:p>1,511</text:p>
          </table:table-cell>
          <table:table-cell table:style-name="ce38" office:value-type="float" office:value="71" calcext:value-type="float">
            <text:p>7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298" calcext:value-type="float">
            <text:p>5,298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63" office:value-type="float" office:value="393" calcext:value-type="float">
            <text:p>393</text:p>
          </table:table-cell>
          <table:table-cell table:style-name="ce69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3786" calcext:value-type="float">
            <text:p>3,786</text:p>
          </table:table-cell>
          <table:table-cell table:style-name="ce39" office:value-type="float" office:value="129" calcext:value-type="float">
            <text:p>129</text:p>
          </table:table-cell>
          <table:table-cell table:style-name="ce39" office:value-type="float" office:value="136" calcext:value-type="float">
            <text:p>136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868" calcext:value-type="float">
            <text:p>868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345" calcext:value-type="float">
            <text:p>2,345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621" calcext:value-type="float">
            <text:p>3,621</text:p>
          </table:table-cell>
          <table:table-cell table:style-name="ce39" office:value-type="float" office:value="149" calcext:value-type="float">
            <text:p>149</text:p>
          </table:table-cell>
          <table:table-cell table:style-name="ce39" office:value-type="float" office:value="131" calcext:value-type="float">
            <text:p>131</text:p>
          </table:table-cell>
          <table:table-cell table:style-name="ce39" office:value-type="float" office:value="121" calcext:value-type="float">
            <text:p>12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682" calcext:value-type="float">
            <text:p>682</text:p>
          </table:table-cell>
          <table:table-cell table:style-name="ce39" office:value-type="float" office:value="43" calcext:value-type="float">
            <text:p>4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345" calcext:value-type="float">
            <text:p>2,345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64" office:value-type="float" office:value="165" calcext:value-type="float">
            <text:p>165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4713" calcext:value-type="float">
            <text:p>4,713</text:p>
          </table:table-cell>
          <table:table-cell table:style-name="ce40" office:value-type="float" office:value="133" calcext:value-type="float">
            <text:p>133</text:p>
          </table:table-cell>
          <table:table-cell table:style-name="ce40" office:value-type="float" office:value="167" calcext:value-type="float">
            <text:p>167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103" calcext:value-type="float">
            <text:p>103</text:p>
          </table:table-cell>
          <table:table-cell table:style-name="ce40" office:value-type="float" office:value="1061" calcext:value-type="float">
            <text:p>1,061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953" calcext:value-type="float">
            <text:p>2,953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485" calcext:value-type="float">
            <text:p>4,485</text:p>
          </table:table-cell>
          <table:table-cell table:style-name="ce40" office:value-type="float" office:value="168" calcext:value-type="float">
            <text:p>168</text:p>
          </table:table-cell>
          <table:table-cell table:style-name="ce40" office:value-type="float" office:value="183" calcext:value-type="float">
            <text:p>183</text:p>
          </table:table-cell>
          <table:table-cell table:style-name="ce40" office:value-type="float" office:value="138" calcext:value-type="float">
            <text:p>13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829" calcext:value-type="float">
            <text:p>829</text:p>
          </table:table-cell>
          <table:table-cell table:style-name="ce40" office:value-type="float" office:value="28" calcext:value-type="float">
            <text:p>2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953" calcext:value-type="float">
            <text:p>2,95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65" office:value-type="float" office:value="228" calcext:value-type="float">
            <text:p>228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5369" calcext:value-type="float">
            <text:p>5,369</text:p>
          </table:table-cell>
          <table:table-cell table:style-name="ce38" office:value-type="float" office:value="149" calcext:value-type="float">
            <text:p>149</text:p>
          </table:table-cell>
          <table:table-cell table:style-name="ce38" office:value-type="float" office:value="206" calcext:value-type="float">
            <text:p>206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150" calcext:value-type="float">
            <text:p>15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01" calcext:value-type="float">
            <text:p>501</text:p>
          </table:table-cell>
          <table:table-cell table:style-name="ce38" office:value-type="float" office:value="631" calcext:value-type="float">
            <text:p>631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513" calcext:value-type="float">
            <text:p>3,513</text:p>
          </table:table-cell>
          <table:table-cell table:style-name="ce38" office:value-type="float" office:value="93" calcext:value-type="float">
            <text:p>9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5217" calcext:value-type="float">
            <text:p>5,217</text:p>
          </table:table-cell>
          <table:table-cell table:style-name="ce38" office:value-type="float" office:value="159" calcext:value-type="float">
            <text:p>159</text:p>
          </table:table-cell>
          <table:table-cell table:style-name="ce38" office:value-type="float" office:value="152" calcext:value-type="float">
            <text:p>152</text:p>
          </table:table-cell>
          <table:table-cell table:style-name="ce38" office:value-type="float" office:value="132" calcext:value-type="float">
            <text:p>132</text:p>
          </table:table-cell>
          <table:table-cell table:style-name="ce38" office:value-type="float" office:value="166" calcext:value-type="float">
            <text:p>16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91" calcext:value-type="float">
            <text:p>491</text:p>
          </table:table-cell>
          <table:table-cell table:style-name="ce38" office:value-type="float" office:value="569" calcext:value-type="float">
            <text:p>569</text:p>
          </table:table-cell>
          <table:table-cell table:style-name="ce38" office:value-type="float" office:value="34" calcext:value-type="float">
            <text:p>3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513" calcext:value-type="float">
            <text:p>3,51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63" office:value-type="float" office:value="152" calcext:value-type="float">
            <text:p>152</text:p>
          </table:table-cell>
          <table:table-cell table:style-name="ce69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2491" calcext:value-type="float">
            <text:p>2,491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59" calcext:value-type="float">
            <text:p>59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24" calcext:value-type="float">
            <text:p>224</text:p>
          </table:table-cell>
          <table:table-cell table:style-name="ce39" office:value-type="float" office:value="293" calcext:value-type="float">
            <text:p>293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636" calcext:value-type="float">
            <text:p>1,636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410" calcext:value-type="float">
            <text:p>2,410</text:p>
          </table:table-cell>
          <table:table-cell table:style-name="ce39" office:value-type="float" office:value="62" calcext:value-type="float">
            <text:p>6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62" calcext:value-type="float">
            <text:p>62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21" calcext:value-type="float">
            <text:p>221</text:p>
          </table:table-cell>
          <table:table-cell table:style-name="ce39" office:value-type="float" office:value="252" calcext:value-type="float">
            <text:p>252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636" calcext:value-type="float">
            <text:p>1,63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4" office:value-type="float" office:value="81" calcext:value-type="float">
            <text:p>81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2878" calcext:value-type="float">
            <text:p>2,878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77" calcext:value-type="float">
            <text:p>277</text:p>
          </table:table-cell>
          <table:table-cell table:style-name="ce40" office:value-type="float" office:value="338" calcext:value-type="float">
            <text:p>338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877" calcext:value-type="float">
            <text:p>1,877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807" calcext:value-type="float">
            <text:p>2,807</text:p>
          </table:table-cell>
          <table:table-cell table:style-name="ce40" office:value-type="float" office:value="97" calcext:value-type="float">
            <text:p>97</text:p>
          </table:table-cell>
          <table:table-cell table:number-columns-repeated="2" table:style-name="ce40" office:value-type="float" office:value="70" calcext:value-type="float">
            <text:p>70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70" calcext:value-type="float">
            <text:p>270</text:p>
          </table:table-cell>
          <table:table-cell table:style-name="ce40" office:value-type="float" office:value="317" calcext:value-type="float">
            <text:p>317</text:p>
          </table:table-cell>
          <table:table-cell table:style-name="ce40" office:value-type="float" office:value="14" calcext:value-type="float">
            <text:p>1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877" calcext:value-type="float">
            <text:p>1,87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65" office:value-type="float" office:value="71" calcext:value-type="float">
            <text:p>71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8175" calcext:value-type="float">
            <text:p>8,175</text:p>
          </table:table-cell>
          <table:table-cell table:style-name="ce38" office:value-type="float" office:value="303" calcext:value-type="float">
            <text:p>303</text:p>
          </table:table-cell>
          <table:table-cell table:style-name="ce38" office:value-type="float" office:value="224" calcext:value-type="float">
            <text:p>224</text:p>
          </table:table-cell>
          <table:table-cell table:style-name="ce38" office:value-type="float" office:value="208" calcext:value-type="float">
            <text:p>208</text:p>
          </table:table-cell>
          <table:table-cell table:style-name="ce38" office:value-type="float" office:value="181" calcext:value-type="float">
            <text:p>181</text:p>
          </table:table-cell>
          <table:table-cell table:style-name="ce38" office:value-type="float" office:value="491" calcext:value-type="float">
            <text:p>49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23" calcext:value-type="float">
            <text:p>1,223</text:p>
          </table:table-cell>
          <table:table-cell table:style-name="ce38" office:value-type="float" office:value="31" calcext:value-type="float">
            <text:p>3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351" calcext:value-type="float">
            <text:p>5,351</text:p>
          </table:table-cell>
          <table:table-cell table:style-name="ce38" office:value-type="float" office:value="162" calcext:value-type="float">
            <text:p>16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8084" calcext:value-type="float">
            <text:p>8,084</text:p>
          </table:table-cell>
          <table:table-cell table:style-name="ce38" office:value-type="float" office:value="379" calcext:value-type="float">
            <text:p>379</text:p>
          </table:table-cell>
          <table:table-cell table:style-name="ce38" office:value-type="float" office:value="256" calcext:value-type="float">
            <text:p>256</text:p>
          </table:table-cell>
          <table:table-cell table:number-columns-repeated="2" table:style-name="ce38" office:value-type="float" office:value="191" calcext:value-type="float">
            <text:p>191</text:p>
          </table:table-cell>
          <table:table-cell table:style-name="ce38" office:value-type="float" office:value="501" calcext:value-type="float">
            <text:p>50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156" calcext:value-type="float">
            <text:p>1,156</text:p>
          </table:table-cell>
          <table:table-cell table:style-name="ce38" office:value-type="float" office:value="52" calcext:value-type="float">
            <text:p>5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351" calcext:value-type="float">
            <text:p>5,35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0" calcext:value-type="float">
            <text:p>-</text:p>
          </table:table-cell>
          <table:table-cell table:style-name="ce63" office:value-type="float" office:value="91" calcext:value-type="float">
            <text:p>91</text:p>
          </table:table-cell>
          <table:table-cell table:style-name="ce69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3707" calcext:value-type="float">
            <text:p>3,707</text:p>
          </table:table-cell>
          <table:table-cell table:style-name="ce39" office:value-type="float" office:value="144" calcext:value-type="float">
            <text:p>144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101" calcext:value-type="float">
            <text:p>101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221" calcext:value-type="float">
            <text:p>22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60" calcext:value-type="float">
            <text:p>560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433" calcext:value-type="float">
            <text:p>2,433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691" calcext:value-type="float">
            <text:p>3,691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224" calcext:value-type="float">
            <text:p>22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49" calcext:value-type="float">
            <text:p>549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433" calcext:value-type="float">
            <text:p>2,43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-</text:p>
          </table:table-cell>
          <table:table-cell table:style-name="ce64" office:value-type="float" office:value="16" calcext:value-type="float">
            <text:p>16</text:p>
          </table:table-cell>
          <table:table-cell table:style-name="ce69" table:number-columns-repeated="993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40" office:value-type="float" office:value="4468" calcext:value-type="float">
            <text:p>4,468</text:p>
          </table:table-cell>
          <table:table-cell table:style-name="ce40" office:value-type="float" office:value="159" calcext:value-type="float">
            <text:p>159</text:p>
          </table:table-cell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107" calcext:value-type="float">
            <text:p>107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270" calcext:value-type="float">
            <text:p>27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63" calcext:value-type="float">
            <text:p>663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918" calcext:value-type="float">
            <text:p>2,918</text:p>
          </table:table-cell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393" calcext:value-type="float">
            <text:p>4,393</text:p>
          </table:table-cell>
          <table:table-cell table:style-name="ce40" office:value-type="float" office:value="224" calcext:value-type="float">
            <text:p>224</text:p>
          </table:table-cell>
          <table:table-cell table:style-name="ce40" office:value-type="float" office:value="142" calcext:value-type="float">
            <text:p>142</text:p>
          </table:table-cell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103" calcext:value-type="float">
            <text:p>103</text:p>
          </table:table-cell>
          <table:table-cell table:style-name="ce40" office:value-type="float" office:value="277" calcext:value-type="float">
            <text:p>27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07" calcext:value-type="float">
            <text:p>607</text:p>
          </table:table-cell>
          <table:table-cell table:style-name="ce40" office:value-type="float" office:value="22" calcext:value-type="float">
            <text:p>2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918" calcext:value-type="float">
            <text:p>2,918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65" office:value-type="float" office:value="75" calcext:value-type="float">
            <text:p>75</text:p>
          </table:table-cell>
          <table:table-cell table:style-name="ce69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23930" calcext:value-type="float">
            <text:p>23,930</text:p>
          </table:table-cell>
          <table:table-cell table:style-name="ce38" office:value-type="float" office:value="686" calcext:value-type="float">
            <text:p>686</text:p>
          </table:table-cell>
          <table:table-cell table:style-name="ce38" office:value-type="float" office:value="2566" calcext:value-type="float">
            <text:p>2,566</text:p>
          </table:table-cell>
          <table:table-cell table:style-name="ce38" office:value-type="float" office:value="1146" calcext:value-type="float">
            <text:p>1,146</text:p>
          </table:table-cell>
          <table:table-cell table:style-name="ce38" office:value-type="float" office:value="1511" calcext:value-type="float">
            <text:p>1,511</text:p>
          </table:table-cell>
          <table:table-cell table:style-name="ce38" office:value-type="float" office:value="569" calcext:value-type="float">
            <text:p>569</text:p>
          </table:table-cell>
          <table:table-cell table:style-name="ce38" office:value-type="float" office:value="1156" calcext:value-type="float">
            <text:p>1,15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92" calcext:value-type="float">
            <text:p>9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429" calcext:value-type="float">
            <text:p>5,429</text:p>
          </table:table-cell>
          <table:table-cell table:style-name="ce38" office:value-type="float" office:value="10282" calcext:value-type="float">
            <text:p>10,282</text:p>
          </table:table-cell>
          <table:table-cell table:style-name="ce38" office:value-type="float" office:value="492" calcext:value-type="float">
            <text:p>49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4243" calcext:value-type="float">
            <text:p>24,243</text:p>
          </table:table-cell>
          <table:table-cell table:style-name="ce38" office:value-type="float" office:value="777" calcext:value-type="float">
            <text:p>777</text:p>
          </table:table-cell>
          <table:table-cell table:style-name="ce38" office:value-type="float" office:value="2296" calcext:value-type="float">
            <text:p>2,296</text:p>
          </table:table-cell>
          <table:table-cell table:style-name="ce38" office:value-type="float" office:value="1405" calcext:value-type="float">
            <text:p>1,405</text:p>
          </table:table-cell>
          <table:table-cell table:style-name="ce38" office:value-type="float" office:value="1928" calcext:value-type="float">
            <text:p>1,928</text:p>
          </table:table-cell>
          <table:table-cell table:style-name="ce38" office:value-type="float" office:value="631" calcext:value-type="float">
            <text:p>631</text:p>
          </table:table-cell>
          <table:table-cell table:style-name="ce38" office:value-type="float" office:value="1223" calcext:value-type="float">
            <text:p>1,22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63" calcext:value-type="float">
            <text:p>26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429" calcext:value-type="float">
            <text:p>5,429</text:p>
          </table:table-cell>
          <table:table-cell table:style-name="ce38" office:value-type="float" office:value="10280" calcext:value-type="float">
            <text:p>10,28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63" office:value-type="float" office:value="-313" calcext:value-type="float">
            <text:p><text:s text:c="7"/>－313</text:p>
          </table:table-cell>
          <table:table-cell table:style-name="ce69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10946" calcext:value-type="float">
            <text:p>10,946</text:p>
          </table:table-cell>
          <table:table-cell table:style-name="ce39" office:value-type="float" office:value="365" calcext:value-type="float">
            <text:p>365</text:p>
          </table:table-cell>
          <table:table-cell table:style-name="ce39" office:value-type="float" office:value="1259" calcext:value-type="float">
            <text:p>1,259</text:p>
          </table:table-cell>
          <table:table-cell table:style-name="ce39" office:value-type="float" office:value="565" calcext:value-type="float">
            <text:p>565</text:p>
          </table:table-cell>
          <table:table-cell table:style-name="ce39" office:value-type="float" office:value="682" calcext:value-type="float">
            <text:p>682</text:p>
          </table:table-cell>
          <table:table-cell table:style-name="ce39" office:value-type="float" office:value="252" calcext:value-type="float">
            <text:p>252</text:p>
          </table:table-cell>
          <table:table-cell table:style-name="ce39" office:value-type="float" office:value="549" calcext:value-type="float">
            <text:p>54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456" calcext:value-type="float">
            <text:p>2,456</text:p>
          </table:table-cell>
          <table:table-cell table:style-name="ce39" office:value-type="float" office:value="4687" calcext:value-type="float">
            <text:p>4,687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1035" calcext:value-type="float">
            <text:p>11,035</text:p>
          </table:table-cell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1021" calcext:value-type="float">
            <text:p>1,021</text:p>
          </table:table-cell>
          <table:table-cell table:style-name="ce39" office:value-type="float" office:value="665" calcext:value-type="float">
            <text:p>665</text:p>
          </table:table-cell>
          <table:table-cell table:style-name="ce39" office:value-type="float" office:value="868" calcext:value-type="float">
            <text:p>868</text:p>
          </table:table-cell>
          <table:table-cell table:style-name="ce39" office:value-type="float" office:value="293" calcext:value-type="float">
            <text:p>293</text:p>
          </table:table-cell>
          <table:table-cell table:style-name="ce39" office:value-type="float" office:value="560" calcext:value-type="float">
            <text:p>56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456" calcext:value-type="float">
            <text:p>2,456</text:p>
          </table:table-cell>
          <table:table-cell table:style-name="ce39" office:value-type="float" office:value="4687" calcext:value-type="float">
            <text:p>4,687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64" office:value-type="float" office:value="-89" calcext:value-type="float">
            <text:p><text:s text:c="7"/>－89</text:p>
          </table:table-cell>
          <table:table-cell table:style-name="ce69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12984" calcext:value-type="float">
            <text:p>12,984</text:p>
          </table:table-cell>
          <table:table-cell table:style-name="ce40" office:value-type="float" office:value="321" calcext:value-type="float">
            <text:p>321</text:p>
          </table:table-cell>
          <table:table-cell table:style-name="ce40" office:value-type="float" office:value="1307" calcext:value-type="float">
            <text:p>1,307</text:p>
          </table:table-cell>
          <table:table-cell table:style-name="ce40" office:value-type="float" office:value="581" calcext:value-type="float">
            <text:p>581</text:p>
          </table:table-cell>
          <table:table-cell table:style-name="ce40" office:value-type="float" office:value="829" calcext:value-type="float">
            <text:p>829</text:p>
          </table:table-cell>
          <table:table-cell table:style-name="ce40" office:value-type="float" office:value="317" calcext:value-type="float">
            <text:p>317</text:p>
          </table:table-cell>
          <table:table-cell table:style-name="ce40" office:value-type="float" office:value="607" calcext:value-type="float">
            <text:p>60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973" calcext:value-type="float">
            <text:p>2,973</text:p>
          </table:table-cell>
          <table:table-cell table:style-name="ce40" office:value-type="float" office:value="5595" calcext:value-type="float">
            <text:p>5,595</text:p>
          </table:table-cell>
          <table:table-cell table:style-name="ce40" office:value-type="float" office:value="413" calcext:value-type="float">
            <text:p>41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208" calcext:value-type="float">
            <text:p>13,208</text:p>
          </table:table-cell>
          <table:table-cell table:style-name="ce40" office:value-type="float" office:value="437" calcext:value-type="float">
            <text:p>437</text:p>
          </table:table-cell>
          <table:table-cell table:style-name="ce40" office:value-type="float" office:value="1275" calcext:value-type="float">
            <text:p>1,275</text:p>
          </table:table-cell>
          <table:table-cell table:style-name="ce40" office:value-type="float" office:value="740" calcext:value-type="float">
            <text:p>740</text:p>
          </table:table-cell>
          <table:table-cell table:style-name="ce40" office:value-type="float" office:value="1060" calcext:value-type="float">
            <text:p>1,060</text:p>
          </table:table-cell>
          <table:table-cell table:style-name="ce40" office:value-type="float" office:value="338" calcext:value-type="float">
            <text:p>338</text:p>
          </table:table-cell>
          <table:table-cell table:style-name="ce40" office:value-type="float" office:value="663" calcext:value-type="float">
            <text:p>66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973" calcext:value-type="float">
            <text:p>2,973</text:p>
          </table:table-cell>
          <table:table-cell table:style-name="ce40" office:value-type="float" office:value="5593" calcext:value-type="float">
            <text:p>5,593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65" office:value-type="float" office:value="-224" calcext:value-type="float">
            <text:p><text:s text:c="7"/>－224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211" calcext:value-type="float">
            <text:p>1,21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2" calcext:value-type="float">
            <text:p>172</text:p>
          </table:table-cell>
          <table:table-cell table:style-name="ce41" office:value-type="float" office:value="636" calcext:value-type="float">
            <text:p>636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26" calcext:value-type="float">
            <text:p>1,226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76" calcext:value-type="float">
            <text:p>176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5" calcext:value-type="float">
            <text:p>195</text:p>
          </table:table-cell>
          <table:table-cell table:style-name="ce41" office:value-type="float" office:value="635" calcext:value-type="float">
            <text:p>6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15" calcext:value-type="float">
            <text:p><text:s text:c="7"/>－15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宜<text:span text:style-name="T1">蘭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45" calcext:value-type="float">
            <text:p>54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280" calcext:value-type="float">
            <text:p>28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1" calcext:value-type="float">
            <text:p>56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279" calcext:value-type="float">
            <text:p>27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16" calcext:value-type="float">
            <text:p><text:s text:c="7"/>－16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66" calcext:value-type="float">
            <text:p>66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356" calcext:value-type="float">
            <text:p>35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5" calcext:value-type="float">
            <text:p>66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356" calcext:value-type="float">
            <text:p>35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6349" calcext:value-type="float">
            <text:p>6,349</text:p>
          </table:table-cell>
          <table:table-cell table:style-name="ce41" office:value-type="float" office:value="199" calcext:value-type="float">
            <text:p>199</text:p>
          </table:table-cell>
          <table:table-cell table:style-name="ce41" office:value-type="float" office:value="1073" calcext:value-type="float">
            <text:p>1,073</text:p>
          </table:table-cell>
          <table:table-cell table:style-name="ce41" office:value-type="float" office:value="432" calcext:value-type="float">
            <text:p>432</text:p>
          </table:table-cell>
          <table:table-cell table:style-name="ce41" office:value-type="float" office:value="177" calcext:value-type="float">
            <text:p>177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46" calcext:value-type="float">
            <text:p>1,046</text:p>
          </table:table-cell>
          <table:table-cell table:style-name="ce41" office:value-type="float" office:value="2988" calcext:value-type="float">
            <text:p>2,988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863" calcext:value-type="float">
            <text:p>5,863</text:p>
          </table:table-cell>
          <table:table-cell table:style-name="ce41" office:value-type="float" office:value="237" calcext:value-type="float">
            <text:p>237</text:p>
          </table:table-cell>
          <table:table-cell table:style-name="ce41" office:value-type="float" office:value="770" calcext:value-type="float">
            <text:p>770</text:p>
          </table:table-cell>
          <table:table-cell table:style-name="ce41" office:value-type="float" office:value="443" calcext:value-type="float">
            <text:p>443</text:p>
          </table:table-cell>
          <table:table-cell table:style-name="ce41" office:value-type="float" office:value="155" calcext:value-type="float">
            <text:p>155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06" calcext:value-type="float">
            <text:p>906</text:p>
          </table:table-cell>
          <table:table-cell table:style-name="ce41" office:value-type="float" office:value="2988" calcext:value-type="float">
            <text:p>2,98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486" calcext:value-type="float">
            <text:p>486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桃<text:span text:style-name="T1">園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2916" calcext:value-type="float">
            <text:p>2,916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493" calcext:value-type="float">
            <text:p>493</text:p>
          </table:table-cell>
          <table:table-cell table:style-name="ce42" office:value-type="float" office:value="203" calcext:value-type="float">
            <text:p>203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9" calcext:value-type="float">
            <text:p>499</text:p>
          </table:table-cell>
          <table:table-cell table:style-name="ce42" office:value-type="float" office:value="1372" calcext:value-type="float">
            <text:p>1,37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79" calcext:value-type="float">
            <text:p>2,679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320" calcext:value-type="float">
            <text:p>320</text:p>
          </table:table-cell>
          <table:table-cell table:style-name="ce42" office:value-type="float" office:value="198" calcext:value-type="float">
            <text:p>198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7" calcext:value-type="float">
            <text:p>437</text:p>
          </table:table-cell>
          <table:table-cell table:style-name="ce42" office:value-type="float" office:value="1372" calcext:value-type="float">
            <text:p>1,37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237" calcext:value-type="float">
            <text:p>237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3433" calcext:value-type="float">
            <text:p>3,433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580" calcext:value-type="float">
            <text:p>580</text:p>
          </table:table-cell>
          <table:table-cell table:style-name="ce43" office:value-type="float" office:value="229" calcext:value-type="float">
            <text:p>229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47" calcext:value-type="float">
            <text:p>547</text:p>
          </table:table-cell>
          <table:table-cell table:style-name="ce43" office:value-type="float" office:value="1616" calcext:value-type="float">
            <text:p>1,616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84" calcext:value-type="float">
            <text:p>3,184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450" calcext:value-type="float">
            <text:p>450</text:p>
          </table:table-cell>
          <table:table-cell table:style-name="ce43" office:value-type="float" office:value="245" calcext:value-type="float">
            <text:p>245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9" calcext:value-type="float">
            <text:p>469</text:p>
          </table:table-cell>
          <table:table-cell table:style-name="ce43" office:value-type="float" office:value="1616" calcext:value-type="float">
            <text:p>1,61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249" calcext:value-type="float">
            <text:p>249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578" calcext:value-type="float">
            <text:p>1,578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58" calcext:value-type="float">
            <text:p>658</text:p>
          </table:table-cell>
          <table:table-cell table:style-name="ce41" office:value-type="float" office:value="513" calcext:value-type="float">
            <text:p>513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64" calcext:value-type="float">
            <text:p>1,364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74" calcext:value-type="float">
            <text:p>574</text:p>
          </table:table-cell>
          <table:table-cell table:style-name="ce41" office:value-type="float" office:value="513" calcext:value-type="float">
            <text:p>51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214" calcext:value-type="float">
            <text:p>214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24" calcext:value-type="float">
            <text:p>72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7" calcext:value-type="float">
            <text:p>297</text:p>
          </table:table-cell>
          <table:table-cell table:style-name="ce42" office:value-type="float" office:value="243" calcext:value-type="float">
            <text:p>24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25" calcext:value-type="float">
            <text:p>625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5" calcext:value-type="float">
            <text:p>255</text:p>
          </table:table-cell>
          <table:table-cell table:style-name="ce42" office:value-type="float" office:value="243" calcext:value-type="float">
            <text:p>24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99" calcext:value-type="float">
            <text:p>99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54" calcext:value-type="float">
            <text:p>85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1" calcext:value-type="float">
            <text:p>361</text:p>
          </table:table-cell>
          <table:table-cell table:style-name="ce43" office:value-type="float" office:value="270" calcext:value-type="float">
            <text:p>270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39" calcext:value-type="float">
            <text:p>73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9" calcext:value-type="float">
            <text:p>319</text:p>
          </table:table-cell>
          <table:table-cell table:style-name="ce43" office:value-type="float" office:value="270" calcext:value-type="float">
            <text:p>27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115" calcext:value-type="float">
            <text:p>115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172" calcext:value-type="float">
            <text:p>1,172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4" calcext:value-type="float">
            <text:p>314</text:p>
          </table:table-cell>
          <table:table-cell table:style-name="ce41" office:value-type="float" office:value="459" calcext:value-type="float">
            <text:p>459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141" calcext:value-type="float">
            <text:p>1,141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0" calcext:value-type="float">
            <text:p>280</text:p>
          </table:table-cell>
          <table:table-cell table:style-name="ce41" office:value-type="float" office:value="456" calcext:value-type="float">
            <text:p>45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31" calcext:value-type="float">
            <text:p>31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18" calcext:value-type="float">
            <text:p>51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202" calcext:value-type="float">
            <text:p>20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05" calcext:value-type="float">
            <text:p>505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201" calcext:value-type="float">
            <text:p>20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3" calcext:value-type="float">
            <text:p>13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54" calcext:value-type="float">
            <text:p>65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office:value-type="float" office:value="257" calcext:value-type="float">
            <text:p>257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5" calcext:value-type="float">
            <text:p>165</text:p>
          </table:table-cell>
          <table:table-cell table:style-name="ce43" office:value-type="float" office:value="255" calcext:value-type="float">
            <text:p>25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18" calcext:value-type="float">
            <text:p>18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453" calcext:value-type="float">
            <text:p>2,453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326" calcext:value-type="float">
            <text:p>326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8" calcext:value-type="float">
            <text:p>348</text:p>
          </table:table-cell>
          <table:table-cell table:style-name="ce41" office:value-type="float" office:value="1388" calcext:value-type="float">
            <text:p>1,388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26" calcext:value-type="float">
            <text:p>2,826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540" calcext:value-type="float">
            <text:p>540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70" calcext:value-type="float">
            <text:p>470</text:p>
          </table:table-cell>
          <table:table-cell table:style-name="ce41" office:value-type="float" office:value="1388" calcext:value-type="float">
            <text:p>1,38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373" calcext:value-type="float">
            <text:p><text:s text:c="7"/>－373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102" calcext:value-type="float">
            <text:p>1,102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648" calcext:value-type="float">
            <text:p>64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85" calcext:value-type="float">
            <text:p>1,28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38" calcext:value-type="float">
            <text:p>23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0" calcext:value-type="float">
            <text:p>210</text:p>
          </table:table-cell>
          <table:table-cell table:style-name="ce42" office:value-type="float" office:value="648" calcext:value-type="float">
            <text:p>64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183" calcext:value-type="float">
            <text:p><text:s text:c="7"/>－183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351" calcext:value-type="float">
            <text:p>1,351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82" calcext:value-type="float">
            <text:p>182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1" calcext:value-type="float">
            <text:p>211</text:p>
          </table:table-cell>
          <table:table-cell table:style-name="ce43" office:value-type="float" office:value="740" calcext:value-type="float">
            <text:p>740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41" calcext:value-type="float">
            <text:p>1,541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302" calcext:value-type="float">
            <text:p>30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0" calcext:value-type="float">
            <text:p>260</text:p>
          </table:table-cell>
          <table:table-cell table:style-name="ce43" office:value-type="float" office:value="740" calcext:value-type="float">
            <text:p>74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190" calcext:value-type="float">
            <text:p><text:s text:c="7"/>－190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145" calcext:value-type="float">
            <text:p>1,14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282" calcext:value-type="float">
            <text:p>282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4" calcext:value-type="float">
            <text:p>224</text:p>
          </table:table-cell>
          <table:table-cell table:style-name="ce41" office:value-type="float" office:value="430" calcext:value-type="float">
            <text:p>43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20" calcext:value-type="float">
            <text:p>1,220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328" calcext:value-type="float">
            <text:p>328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4" calcext:value-type="float">
            <text:p>244</text:p>
          </table:table-cell>
          <table:table-cell table:style-name="ce41" office:value-type="float" office:value="430" calcext:value-type="float">
            <text:p>43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75" calcext:value-type="float">
            <text:p><text:s text:c="7"/>－75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2" calcext:value-type="float">
            <text:p>55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194" calcext:value-type="float">
            <text:p>19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55" calcext:value-type="float">
            <text:p><text:s text:c="7"/>－55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48" calcext:value-type="float">
            <text:p>64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61" calcext:value-type="float">
            <text:p>16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236" calcext:value-type="float">
            <text:p>23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8" calcext:value-type="float">
            <text:p>66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79" calcext:value-type="float">
            <text:p>17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236" calcext:value-type="float">
            <text:p>23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20" calcext:value-type="float">
            <text:p><text:s text:c="7"/>－20</text:p>
          </table:table-cell>
          <table:table-cell table:style-name="ce69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487" calcext:value-type="float">
            <text:p>1,487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0" calcext:value-type="float">
            <text:p>350</text:p>
          </table:table-cell>
          <table:table-cell table:style-name="ce41" office:value-type="float" office:value="576" calcext:value-type="float">
            <text:p>576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34" calcext:value-type="float">
            <text:p>1,634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219" calcext:value-type="float">
            <text:p>219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9" calcext:value-type="float">
            <text:p>369</text:p>
          </table:table-cell>
          <table:table-cell table:style-name="ce41" office:value-type="float" office:value="576" calcext:value-type="float">
            <text:p>57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47" calcext:value-type="float">
            <text:p><text:s text:c="7"/>－147</text:p>
          </table:table-cell>
          <table:table-cell table:style-name="ce69" table:number-columns-repeated="993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66" calcext:value-type="float">
            <text:p>66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office:value-type="float" office:value="250" calcext:value-type="float">
            <text:p>25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87" calcext:value-type="float">
            <text:p>68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250" calcext:value-type="float">
            <text:p>25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21" calcext:value-type="float">
            <text:p><text:s text:c="7"/>－21</text:p>
          </table:table-cell>
          <table:table-cell table:style-name="ce69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21" calcext:value-type="float">
            <text:p>82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9" calcext:value-type="float">
            <text:p>189</text:p>
          </table:table-cell>
          <table:table-cell table:style-name="ce43" office:value-type="float" office:value="326" calcext:value-type="float">
            <text:p>326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47" calcext:value-type="float">
            <text:p>94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1" calcext:value-type="float">
            <text:p>231</text:p>
          </table:table-cell>
          <table:table-cell table:style-name="ce43" office:value-type="float" office:value="326" calcext:value-type="float">
            <text:p>32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26" calcext:value-type="float">
            <text:p><text:s text:c="7"/>－126</text:p>
          </table:table-cell>
          <table:table-cell table:style-name="ce69" table:number-columns-repeated="993"/>
        </table:table-row>
        <table:table-row table:style-name="ro6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151" calcext:value-type="float">
            <text:p>1,15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8" calcext:value-type="float">
            <text:p>458</text:p>
          </table:table-cell>
          <table:table-cell table:style-name="ce41" office:value-type="float" office:value="327" calcext:value-type="float">
            <text:p>327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29" calcext:value-type="float">
            <text:p>1,329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5" calcext:value-type="float">
            <text:p>555</text:p>
          </table:table-cell>
          <table:table-cell table:style-name="ce41" office:value-type="float" office:value="327" calcext:value-type="float">
            <text:p>32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78" calcext:value-type="float">
            <text:p><text:s text:c="7"/>－178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87" calcext:value-type="float">
            <text:p>48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93" calcext:value-type="float">
            <text:p>59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2" calcext:value-type="float">
            <text:p>42</text:p>
          </table:table-cell>
          <table:table-cell table:number-columns-repeated="2"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3" calcext:value-type="float">
            <text:p>243</text:p>
          </table:table-cell>
          <table:table-cell table:style-name="ce42" office:value-type="float" office:value="136" calcext:value-type="float">
            <text:p>13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06" calcext:value-type="float">
            <text:p><text:s text:c="7"/>－106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64" calcext:value-type="float">
            <text:p>66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5" calcext:value-type="float">
            <text:p>265</text:p>
          </table:table-cell>
          <table:table-cell table:style-name="ce43" office:value-type="float" office:value="191" calcext:value-type="float">
            <text:p>191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36" calcext:value-type="float">
            <text:p>73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2" calcext:value-type="float">
            <text:p>312</text:p>
          </table:table-cell>
          <table:table-cell table:style-name="ce43" office:value-type="float" office:value="191" calcext:value-type="float">
            <text:p>19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72" calcext:value-type="float">
            <text:p><text:s text:c="7"/>－72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892" calcext:value-type="float">
            <text:p>1,892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10" calcext:value-type="float">
            <text:p>4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6" calcext:value-type="float">
            <text:p>236</text:p>
          </table:table-cell>
          <table:table-cell table:style-name="ce41" office:value-type="float" office:value="856" calcext:value-type="float">
            <text:p>856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82" calcext:value-type="float">
            <text:p>2,082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526" calcext:value-type="float">
            <text:p>5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7" calcext:value-type="float">
            <text:p>247</text:p>
          </table:table-cell>
          <table:table-cell table:style-name="ce41" office:value-type="float" office:value="858" calcext:value-type="float">
            <text:p>85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90" calcext:value-type="float">
            <text:p><text:s text:c="7"/>－190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75" calcext:value-type="float">
            <text:p>875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84" calcext:value-type="float">
            <text:p>18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401" calcext:value-type="float">
            <text:p>40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63" calcext:value-type="float">
            <text:p>96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29" calcext:value-type="float">
            <text:p>2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403" calcext:value-type="float">
            <text:p>40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88" calcext:value-type="float">
            <text:p><text:s text:c="7"/>－88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17" calcext:value-type="float">
            <text:p>1,017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226" calcext:value-type="float">
            <text:p>2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455" calcext:value-type="float">
            <text:p>455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19" calcext:value-type="float">
            <text:p>1,119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297" calcext:value-type="float">
            <text:p>29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455" calcext:value-type="float">
            <text:p>45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02" calcext:value-type="float">
            <text:p><text:s text:c="7"/>－102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689" calcext:value-type="float">
            <text:p>689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5" calcext:value-type="float">
            <text:p>195</text:p>
          </table:table-cell>
          <table:table-cell table:style-name="ce41" office:value-type="float" office:value="225" calcext:value-type="float">
            <text:p>22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65" calcext:value-type="float">
            <text:p>665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8" calcext:value-type="float">
            <text:p>218</text:p>
          </table:table-cell>
          <table:table-cell table:style-name="ce41" office:value-type="float" office:value="225" calcext:value-type="float">
            <text:p>22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24" calcext:value-type="float">
            <text:p>24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98" calcext:value-type="float">
            <text:p>9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307" calcext:value-type="float">
            <text:p>30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98" calcext:value-type="float">
            <text:p>9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34" calcext:value-type="float">
            <text:p>34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348" calcext:value-type="float">
            <text:p>34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8" calcext:value-type="float">
            <text:p>358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127" calcext:value-type="float">
            <text:p>12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0" calcext:value-type="float">
            <text:p><text:s text:c="7"/>－10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252" calcext:value-type="float">
            <text:p>1,252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2" calcext:value-type="float">
            <text:p>272</text:p>
          </table:table-cell>
          <table:table-cell table:style-name="ce41" office:value-type="float" office:value="658" calcext:value-type="float">
            <text:p>658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30" calcext:value-type="float">
            <text:p>1,23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9" calcext:value-type="float">
            <text:p>259</text:p>
          </table:table-cell>
          <table:table-cell table:style-name="ce41" office:value-type="float" office:value="658" calcext:value-type="float">
            <text:p>65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22" calcext:value-type="float">
            <text:p>22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68" calcext:value-type="float">
            <text:p>56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288" calcext:value-type="float">
            <text:p>28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75" calcext:value-type="float">
            <text:p>57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288" calcext:value-type="float">
            <text:p>28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7" calcext:value-type="float">
            <text:p><text:s text:c="7"/>－7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84" calcext:value-type="float">
            <text:p>68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55" calcext:value-type="float">
            <text:p>65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370" calcext:value-type="float">
            <text:p>37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29" calcext:value-type="float">
            <text:p>29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78" calcext:value-type="float">
            <text:p>278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77" calcext:value-type="float">
            <text:p>7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4" calcext:value-type="float">
            <text:p>27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54" calcext:value-type="float">
            <text:p>15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49" calcext:value-type="float">
            <text:p>4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6" calcext:value-type="float">
            <text:p>2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36" calcext:value-type="float">
            <text:p>3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10" calcext:value-type="float">
            <text:p>10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2" table:style-name="ce43" office:value-type="float" office:value="8" calcext:value-type="float">
            <text:p>8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-6" calcext:value-type="float">
            <text:p><text:s text:c="7"/>－6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022" calcext:value-type="float">
            <text:p>1,022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211" calcext:value-type="float">
            <text:p>211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455" calcext:value-type="float">
            <text:p>455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40" calcext:value-type="float">
            <text:p>1,140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245" calcext:value-type="float">
            <text:p>245</text:p>
          </table:table-cell>
          <table:table-cell table:style-name="ce41" office:value-type="float" office:value="168" calcext:value-type="float">
            <text:p>168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5" calcext:value-type="float">
            <text:p>145</text:p>
          </table:table-cell>
          <table:table-cell table:style-name="ce41" office:value-type="float" office:value="455" calcext:value-type="float">
            <text:p>4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118" calcext:value-type="float">
            <text:p><text:s text:c="7"/>－118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95" calcext:value-type="float">
            <text:p>49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215" calcext:value-type="float">
            <text:p>21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529" calcext:value-type="float">
            <text:p>52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215" calcext:value-type="float">
            <text:p>21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34" calcext:value-type="float">
            <text:p><text:s text:c="7"/>－34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527" calcext:value-type="float">
            <text:p>52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240" calcext:value-type="float">
            <text:p>24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11" calcext:value-type="float">
            <text:p>611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240" calcext:value-type="float">
            <text:p>2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-84" calcext:value-type="float">
            <text:p><text:s text:c="7"/>－84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419" calcext:value-type="float">
            <text:p>1,419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36" calcext:value-type="float">
            <text:p>536</text:p>
          </table:table-cell>
          <table:table-cell table:style-name="ce41" office:value-type="float" office:value="498" calcext:value-type="float">
            <text:p>498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79" calcext:value-type="float">
            <text:p>1,379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31" calcext:value-type="float">
            <text:p>531</text:p>
          </table:table-cell>
          <table:table-cell table:style-name="ce41" office:value-type="float" office:value="498" calcext:value-type="float">
            <text:p>49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40" calcext:value-type="float">
            <text:p>40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72" calcext:value-type="float">
            <text:p>672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8" calcext:value-type="float">
            <text:p>248</text:p>
          </table:table-cell>
          <table:table-cell table:style-name="ce42" office:value-type="float" office:value="236" calcext:value-type="float">
            <text:p>23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4" calcext:value-type="float">
            <text:p>644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6" calcext:value-type="float">
            <text:p>246</text:p>
          </table:table-cell>
          <table:table-cell table:style-name="ce42" office:value-type="float" office:value="236" calcext:value-type="float">
            <text:p>23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28" calcext:value-type="float">
            <text:p>28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47" calcext:value-type="float">
            <text:p>747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8" calcext:value-type="float">
            <text:p>288</text:p>
          </table:table-cell>
          <table:table-cell table:style-name="ce43" office:value-type="float" office:value="262" calcext:value-type="float">
            <text:p>26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35" calcext:value-type="float">
            <text:p>735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5" calcext:value-type="float">
            <text:p>285</text:p>
          </table:table-cell>
          <table:table-cell table:style-name="ce43" office:value-type="float" office:value="262" calcext:value-type="float">
            <text:p>26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832" calcext:value-type="float">
            <text:p>832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1" calcext:value-type="float">
            <text:p>31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425" calcext:value-type="float">
            <text:p>425</text:p>
          </table:table-cell>
          <table:table-cell table:style-name="ce41" office:value-type="float" office:value="223" calcext:value-type="float">
            <text:p>223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70" calcext:value-type="float">
            <text:p>870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62" calcext:value-type="float">
            <text:p>62</text:p>
          </table:table-cell>
          <table:table-cell table:number-columns-repeated="2"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2" calcext:value-type="float">
            <text:p>372</text:p>
          </table:table-cell>
          <table:table-cell table:style-name="ce41" office:value-type="float" office:value="223" calcext:value-type="float">
            <text:p>22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3" office:value-type="float" office:value="-38" calcext:value-type="float">
            <text:p><text:s text:c="7"/>－38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86" calcext:value-type="float">
            <text:p>38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6" calcext:value-type="float">
            <text:p>38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7" calcext:value-type="float">
            <text:p>167</text:p>
          </table:table-cell>
          <table:table-cell table:style-name="ce42" office:value-type="float" office:value="98" calcext:value-type="float">
            <text:p>9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0" calcext:value-type="float">
            <text:p>－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46" calcext:value-type="float">
            <text:p>44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32" calcext:value-type="float">
            <text:p>232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4" calcext:value-type="float">
            <text:p>48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5" calcext:value-type="float">
            <text:p>205</text:p>
          </table:table-cell>
          <table:table-cell table:style-name="ce43" office:value-type="float" office:value="125" calcext:value-type="float">
            <text:p>125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65" office:value-type="float" office:value="-38" calcext:value-type="float">
            <text:p><text:s text:c="7"/>－38</text:p>
          </table:table-cell>
          <table:table-cell table:style-name="ce69" table:number-columns-repeated="993"/>
        </table:table-row>
        <table:table-row table:style-name="ro7">
          <table:table-cell table:style-name="ce14"/>
          <table:table-cell table:style-name="ce25" office:value-type="string" calcext:value-type="string">
            <text:p>計</text:p>
          </table:table-cell>
          <table:table-cell table:style-name="ce38" office:value-type="float" office:value="890" calcext:value-type="float">
            <text:p>890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99" calcext:value-type="float">
            <text:p>199</text:p>
          </table:table-cell>
          <table:table-cell table:style-name="ce38" office:value-type="float" office:value="79" calcext:value-type="float">
            <text:p>79</text:p>
          </table:table-cell>
          <table:table-cell table:style-name="ce38" office:value-type="float" office:value="71" calcext:value-type="float">
            <text:p>71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263" calcext:value-type="float">
            <text:p>263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74" calcext:value-type="float">
            <text:p>174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41" calcext:value-type="float">
            <text:p>441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77" calcext:value-type="float">
            <text:p>7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92" calcext:value-type="float">
            <text:p>92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74" calcext:value-type="float">
            <text:p>17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0" office:value-type="float" office:value="449" calcext:value-type="float">
            <text:p>449</text:p>
          </table:table-cell>
          <table:table-cell table:style-name="ce69" table:number-columns-repeated="993"/>
        </table:table-row>
        <table:table-row table:style-name="ro7">
          <table:table-cell table:style-name="ce7" office:value-type="string" calcext:value-type="string">
            <text:p>福<text:span text:style-name="T2">建省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65" calcext:value-type="float">
            <text:p>46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03" calcext:value-type="float">
            <text:p>103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142" calcext:value-type="float">
            <text:p>142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38" calcext:value-type="float">
            <text:p>23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1" calcext:value-type="float">
            <text:p>51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90" calcext:value-type="float">
            <text:p>9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227" calcext:value-type="float">
            <text:p>227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425" calcext:value-type="float">
            <text:p>425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121" calcext:value-type="float">
            <text:p>121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84" calcext:value-type="float">
            <text:p>8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222" calcext:value-type="float">
            <text:p>222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775" calcext:value-type="float">
            <text:p>77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77" calcext:value-type="float">
            <text:p>177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199" calcext:value-type="float">
            <text:p>19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66" calcext:value-type="float">
            <text:p>166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1" calcext:value-type="float">
            <text:p>41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82" calcext:value-type="float">
            <text:p>82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66" calcext:value-type="float">
            <text:p>16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364" calcext:value-type="float">
            <text:p>364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02" calcext:value-type="float">
            <text:p>10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2" calcext:value-type="float">
            <text:p>22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4" calcext:value-type="float">
            <text:p>4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5" calcext:value-type="float">
            <text:p>8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72" calcext:value-type="float">
            <text:p>172</text:p>
          </table:table-cell>
          <table:table-cell table:style-name="ce69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381" calcext:value-type="float">
            <text:p>38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97" calcext:value-type="float">
            <text:p>9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9" calcext:value-type="float">
            <text:p>189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1" calcext:value-type="float">
            <text:p>8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192" calcext:value-type="float">
            <text:p>192</text:p>
          </table:table-cell>
          <table:table-cell table:style-name="ce69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64" calcext:value-type="float">
            <text:p>64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7" calcext:value-type="float">
            <text:p>7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85" calcext:value-type="float">
            <text:p>85</text:p>
          </table:table-cell>
          <table:table-cell table:style-name="ce69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0" calcext:value-type="float">
            <text:p>4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55" calcext:value-type="float">
            <text:p>55</text:p>
          </table:table-cell>
          <table:table-cell table:style-name="ce69" table:number-columns-repeated="993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30" calcext:value-type="float">
            <text:p>30</text:p>
          </table:table-cell>
          <table:table-cell table:style-name="ce69" table:number-columns-repeated="993"/>
        </table:table-row>
        <table:table-row table:style-name="ro8">
          <table:table-cell table:style-name="ce16"/>
          <table:table-cell table:number-columns-repeated="25"/>
          <table:table-cell table:style-name="ce51" table:number-columns-repeated="4"/>
          <table:table-cell table:style-name="ce66" office:value-type="string" calcext:value-type="string">
            <text:p>內政部戶政司 民國102年3月5日編製</text:p>
          </table:table-cell>
          <table:table-cell table:number-columns-repeated="993"/>
        </table:table-row>
        <table:table-row table:style-name="ro5">
          <table:table-cell table:style-name="ce16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8"/>
          <table:table-cell table:number-columns-repeated="29"/>
          <table:table-cell table:style-name="ce67"/>
          <table:table-cell table:number-columns-repeated="993"/>
        </table:table-row>
        <table:table-row table:style-name="ro5">
          <table:table-cell table:style-name="ce18"/>
          <table:table-cell table:number-columns-repeated="29"/>
          <table:table-cell table:style-name="ce68"/>
          <table:table-cell table:number-columns-repeated="993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3-06T11:09:48</meta:creation-date>
    <dc:creator>user</dc:creator>
    <dc:date>2013-03-06T11:10:27</dc:date>
    <meta:document-statistic meta:table-count="1" meta:cell-count="2317" meta:object-count="0"/>
    <meta:generator>LibreOffice/5.0.5.2$Windows_x86 LibreOffice_project/55b006a02d247b5f7215fc6ea0fde844b30035b3</meta:generator>
  </office:meta>
</office:document-meta>
</file>